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F60000012C19AC2443D64D2644.jpg" manifest:media-type="image/jpeg"/>
  <manifest:file-entry manifest:full-path="Pictures/1001064B00002637000027A39C8782A6F63EAF7F.svg" manifest:media-type="image/svg+xml"/>
  <manifest:file-entry manifest:full-path="Pictures/10000201000001720000017F03D645992BF322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41in" fo:margin-left="0.3472in" table:align="left" style:writing-mode="lr-tb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16in"/>
    </style:style>
    <style:style style:name="Table1.D" style:family="table-column">
      <style:table-column-properties style:column-width="1.5021in"/>
    </style:style>
    <style:style style:name="Table1.E" style:family="table-column">
      <style:table-column-properties style:column-width="2.1264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596b82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4f324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5a7f4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96b82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tillium1" fo:font-size="10pt" officeooo:rsid="00585055" officeooo:paragraph-rsid="00585055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Titillium1" fo:font-size="10p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Titillium1" fo:font-size="10pt" officeooo:paragraph-rsid="0046f762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tillium1" fo:font-size="10pt" fo:font-weight="bold" officeooo:rsid="00596b82" officeooo:paragraph-rsid="00596b82" fo:background-color="transparent" style:font-size-asian="10pt" style:font-weight-asian="bold" style:font-size-complex="10pt"/>
    </style:style>
    <style:style style:name="P16" style:family="paragraph" style:parent-style-name="Standard">
      <style:text-properties style:font-name="Titillium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/>
      <style:text-properties style:font-name="Titillium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itillium1" fo:font-size="10pt" fo:font-weight="bold" officeooo:paragraph-rsid="003c663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2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6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27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officeooo:rsid="0054f324" officeooo:paragraph-rsid="0054f324" style:font-size-asian="10pt" style:font-size-complex="10pt"/>
    </style:style>
    <style:style style:name="P2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636e03" officeooo:paragraph-rsid="00636e03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officeooo:paragraph-rsid="0046f90d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fo:background-color="transparent" style:font-size-asian="10pt" style:font-size-complex="10pt"/>
    </style:style>
    <style:style style:name="P32" style:family="paragraph" style:parent-style-name="Standard">
      <style:paragraph-properties fo:margin-left="0in" fo:margin-right="-0.1252in" fo:text-indent="0in" style:auto-text-indent="false"/>
      <style:text-properties style:font-name="Titillium1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Titillium1" fo:font-size="10pt" style:font-size-asian="10pt" style:font-size-complex="10pt"/>
    </style:style>
    <style:style style:name="P34" style:family="paragraph" style:parent-style-name="Standard" style:list-style-name="WW8Num1">
      <style:text-properties style:font-name="Titillium1" fo:font-size="10pt" officeooo:rsid="00627896" style:font-size-asian="10pt" style:font-size-complex="10pt"/>
    </style:style>
    <style:style style:name="P35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36" style:family="paragraph" style:parent-style-name="Standard">
      <style:text-properties style:font-name="Titillium1" fo:font-size="10pt" officeooo:rsid="0065fc0d" officeooo:paragraph-rsid="0065fc0d" style:font-size-asian="10pt" style:font-size-complex="10pt"/>
    </style:style>
    <style:style style:name="P37" style:family="paragraph" style:parent-style-name="Standard" style:list-style-name="WW8Num1">
      <style:text-properties style:font-name="Titillium1" fo:font-size="10pt" officeooo:rsid="0065fc0d" officeooo:paragraph-rsid="0065fc0d" style:font-size-asian="10pt" style:font-size-complex="10pt"/>
    </style:style>
    <style:style style:name="P38" style:family="paragraph" style:parent-style-name="Standard">
      <style:text-properties style:font-name="Titillium1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4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4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5a7f4" officeooo:paragraph-rsid="0055a7f4" style:font-size-asian="10pt" style:font-size-complex="10pt"/>
    </style:style>
    <style:style style:name="P4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c6cf2" style:font-size-asian="10pt" style:font-size-complex="10pt"/>
    </style:style>
    <style:style style:name="P4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5a7f4" style:font-size-asian="10pt" style:font-size-complex="10pt"/>
    </style:style>
    <style:style style:name="P4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4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4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4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4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585055" style:font-size-asian="10pt" style:font-size-complex="10pt"/>
    </style:style>
    <style:style style:name="P5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48dde4" style:font-size-asian="10pt" style:font-size-complex="10pt"/>
    </style:style>
    <style:style style:name="P5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5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5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5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5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/>
      <style:text-properties fo:color="#000000" style:font-name="Titillium1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5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54f324" fo:background-color="transparent" loext:char-shading-value="0"/>
    </style:style>
    <style:style style:name="T4" style:family="text">
      <style:text-properties officeooo:rsid="005afe2e" fo:background-color="transparent" loext:char-shading-value="0"/>
    </style:style>
    <style:style style:name="T5" style:family="text">
      <style:text-properties officeooo:rsid="001c0c9d"/>
    </style:style>
    <style:style style:name="T6" style:family="text">
      <style:text-properties officeooo:rsid="002b648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9" style:family="text">
      <style:text-properties style:text-underline-style="none" officeooo:rsid="00468922" fo:background-color="transparent" loext:char-shading-value="0"/>
    </style:style>
    <style:style style:name="T10" style:family="text">
      <style:text-properties officeooo:rsid="0048dde4"/>
    </style:style>
    <style:style style:name="T11" style:family="text">
      <style:text-properties style:font-name="Titillium" officeooo:rsid="004c227f" style:font-name-asian="Calibri" style:font-name-complex="Calibri"/>
    </style:style>
    <style:style style:name="T12" style:family="text">
      <style:text-properties officeooo:rsid="005370fa"/>
    </style:style>
    <style:style style:name="T13" style:family="text">
      <style:text-properties officeooo:rsid="0054f324"/>
    </style:style>
    <style:style style:name="T14" style:family="text">
      <style:text-properties officeooo:rsid="0055a7f4"/>
    </style:style>
    <style:style style:name="T15" style:family="text">
      <style:text-properties officeooo:rsid="00585055"/>
    </style:style>
    <style:style style:name="T16" style:family="text">
      <style:text-properties officeooo:rsid="00596b82"/>
    </style:style>
    <style:style style:name="T17" style:family="text">
      <style:text-properties style:font-name="Liberation Sans" officeooo:rsid="00596b82"/>
    </style:style>
    <style:style style:name="T18" style:family="text">
      <style:text-properties officeooo:rsid="005afe2e"/>
    </style:style>
    <style:style style:name="T19" style:family="text">
      <style:text-properties officeooo:rsid="005c6cf2"/>
    </style:style>
    <style:style style:name="T20" style:family="text">
      <style:text-properties officeooo:rsid="005f7262"/>
    </style:style>
    <style:style style:name="T21" style:family="text">
      <style:text-properties officeooo:rsid="0063427c"/>
    </style:style>
    <style:style style:name="T22" style:family="text">
      <style:text-properties officeooo:rsid="00636e03"/>
    </style:style>
    <style:style style:name="T23" style:family="text">
      <style:text-properties officeooo:rsid="0065f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Model: LulzBot <text:span text:style-name="T21">Bio </text:span>Printer</text:p>
      <text:p text:style-name="P2"/>
      <text:p text:style-name="P11"><text:s text:c="2"/>Serial Number:<text:tab/><text:span text:style-name="T7"> <text:s text:c="60"/></text:span></text:p>
      <text:p text:style-name="P12"><text:s text:c="2"/>Date Completed:<text:tab/><text:span text:style-name="T7"> <text:s text:c="60"/></text:span></text:p>
      <text:p text:style-name="P12"><text:s text:c="2"/>Tested by:<text:tab/><text:tab/><text:span text:style-name="T7"> <text:s text:c="60"/></text:span></text:p>
      <text:p text:style-name="P3"/>
      <text:p text:style-name="P17">Configuration:</text:p>
      <text:p text:style-name="P3"/>
      <text:p text:style-name="P21"><text:s text:c="2"/>Electronics:<text:tab/><text:span text:style-name="T2">Einsy</text:span><text:span text:style-name="T4">Retro</text:span><text:span text:style-name="T2"> </text:span><text:span text:style-name="T3">1.0</text:span><text:span text:style-name="T4">a</text:span></text:p>
      <text:p text:style-name="P30"><text:s text:c="2"/>Firmware: <text:s/><text:tab/><text:span text:style-name="T1">Marlin </text:span><text:span text:style-name="T2">Version</text:span><text:span text:style-name="T9"> </text:span><text:span text:style-name="T8"><text:s text:c="49"/></text:span></text:p>
      <text:p text:style-name="P31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Motor Axis</text:p>
          </table:table-cell>
          <table:table-cell table:style-name="Table1.A1" office:value-type="string">
            <text:p text:style-name="P13">Steps/m<text:span text:style-name="T15">m</text:span></text:p>
          </table:table-cell>
          <table:table-cell table:style-name="Table1.A1" office:value-type="string">
            <text:p text:style-name="P26">Travel</text:p>
          </table:table-cell>
          <table:table-cell table:style-name="Table1.A1" office:value-type="string">
            <text:p text:style-name="P25">Microstep Mode</text:p>
          </table:table-cell>
          <table:table-cell table:style-name="Table1.E1" office:value-type="string">
            <text:p text:style-name="P13">Digipot</text:p>
          </table:table-cell>
        </table:table-row>
        <table:table-row table:style-name="Table1.2">
          <table:table-cell table:style-name="Table1.A4" office:value-type="string">
            <text:p text:style-name="P4">X</text:p>
          </table:table-cell>
          <table:table-cell table:style-name="Table1.B2" office:value-type="string">
            <text:p text:style-name="P27">100</text:p>
          </table:table-cell>
          <table:table-cell table:style-name="Table1.C2" office:value-type="string">
            <text:p text:style-name="P4">1<text:span text:style-name="T13">60 mm</text:span></text:p>
          </table:table-cell>
          <table:table-cell table:style-name="Table1.D2" office:value-type="string">
            <text:p text:style-name="P4">16 <text:span text:style-name="T17">μ</text:span><text:span text:style-name="T16">steps/step</text:span></text:p>
          </table:table-cell>
          <table:table-cell table:style-name="Table1.E2" office:value-type="string">
            <text:p text:style-name="P7">920 <text:span text:style-name="T14">mA</text:span>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7">100</text:p>
          </table:table-cell>
          <table:table-cell table:style-name="Table1.C3" office:value-type="string">
            <text:p text:style-name="P4">1<text:span text:style-name="T13">60 mm</text:span></text:p>
          </table:table-cell>
          <table:table-cell table:style-name="Table1.D3" office:value-type="string">
            <text:p text:style-name="P5">16 <text:span text:style-name="T17">μ</text:span><text:span text:style-name="T16">steps/step</text:span></text:p>
          </table:table-cell>
          <table:table-cell table:style-name="Table1.E3" office:value-type="string">
            <text:p text:style-name="P8">920 <text:span text:style-name="T14">mA</text:span></text:p>
          </table:table-cell>
        </table:table-row>
        <table:table-row table:style-name="Table1.4">
          <table:table-cell table:style-name="Table1.A4" office:value-type="string">
            <text:p text:style-name="P4">Z</text:p>
          </table:table-cell>
          <table:table-cell table:style-name="Table1.B4" office:value-type="string">
            <text:p text:style-name="P28">200</text:p>
          </table:table-cell>
          <table:table-cell table:style-name="Table1.C4" office:value-type="string">
            <text:p text:style-name="P6">180 <text:span text:style-name="T14">mm</text:span></text:p>
          </table:table-cell>
          <table:table-cell table:style-name="Table1.D4" office:value-type="string">
            <text:p text:style-name="P9">32 <text:span text:style-name="T17">μ</text:span><text:span text:style-name="T16">steps/step</text:span></text:p>
          </table:table-cell>
          <table:table-cell table:style-name="Table1.E4" office:value-type="string">
            <text:p text:style-name="P8">960 <text:span text:style-name="T14">mA</text:span>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9">9448.8</text:p>
          </table:table-cell>
          <table:table-cell table:style-name="Table1.C5" office:value-type="string">
            <text:p text:style-name="P4">NA </text:p>
          </table:table-cell>
          <table:table-cell table:style-name="Table1.D5" office:value-type="string">
            <text:p text:style-name="P5">16 <text:span text:style-name="T17">μ</text:span><text:span text:style-name="T16">steps/step</text:span></text:p>
          </table:table-cell>
          <table:table-cell table:style-name="Table1.E5" office:value-type="string">
            <text:p text:style-name="P8">960 <text:span text:style-name="T14">mA</text:span></text:p>
          </table:table-cell>
        </table:table-row>
      </table:table>
      <text:p text:style-name="P2"/>
      <text:p text:style-name="P16">General:</text:p>
      <text:list xml:id="list2735670901" text:style-name="WW8Num1">
        <text:list-item>
          <text:p text:style-name="P40">Are all the screws <text:span text:style-name="T14">torqued to spec</text:span>?</text:p>
        </text:list-item>
        <text:list-item>
          <text:p text:style-name="P42">Are all the zip ties tight?</text:p>
        </text:list-item>
        <text:list-item>
          <text:p text:style-name="P39">Are the switches <text:span text:style-name="T10">and bump stops installed securely?</text:span></text:p>
        </text:list-item>
        <text:list-item>
          <text:p text:style-name="P39">Are all 4 rubber feet installed?</text:p>
        </text:list-item>
        <text:list-item>
          <text:p text:style-name="P45">Is the frame free of scratches and scuffs?</text:p>
        </text:list-item>
        <text:list-item>
          <text:p text:style-name="P34">Is the certification sticker free of bubbles, debris, and straight?</text:p>
        </text:list-item>
        <text:list-item>
          <text:p text:style-name="P37">Wipe down the frame so it is free of dust and schufs.</text:p>
        </text:list-item>
      </text:list>
      <text:p text:style-name="P20"/>
      <text:p text:style-name="P16">Y Axis:</text:p>
      <text:list xml:id="list140735332311091" text:continue-numbering="true" text:style-name="WW8Num1">
        <text:list-item>
          <text:p text:style-name="P39">Does the Y bed move freely back and forth?</text:p>
        </text:list-item>
        <text:list-item>
          <text:p text:style-name="P39">Is the Y bed tight side to side from motion and twisting?</text:p>
        </text:list-item>
        <text:list-item>
          <text:p text:style-name="P39"><text:span text:style-name="T14">Is the </text:span>Y belt <text:span text:style-name="T14">free from </text:span>rub<text:span text:style-name="T14">bing on</text:span> the y-idler by the bearings?</text:p>
        </text:list-item>
        <text:list-item>
          <text:p text:style-name="P39"><text:span text:style-name="T6">Are</text:span> the Y pulley <text:span text:style-name="T6">set screws tight with one aligned with the flat on the motor shaft?</text:span></text:p>
        </text:list-item>
        <text:list-item>
          <text:p text:style-name="P39">Is the Y belt tight<text:span text:style-name="T15">ened to spec?</text:span></text:p>
        </text:list-item>
        <text:list-item>
          <text:p text:style-name="P39">Are the four bed leveling washers tight?</text:p>
        </text:list-item>
        <text:list-item>
          <text:p text:style-name="P39">Are the belts trimmed far enough to not interfere with the pulley or bearing?</text:p>
        </text:list-item>
      </text:list>
      <text:p text:style-name="P20"/>
      <text:p text:style-name="P18">X Axis:</text:p>
      <text:list xml:id="list140733635381032" text:continue-numbering="true" text:style-name="WW8Num1">
        <text:list-item>
          <text:p text:style-name="P47"><text:span text:style-name="T6">Are</text:span> the <text:span text:style-name="T6">X</text:span> pulley <text:span text:style-name="T6">set screws tight with one aligned with the flat on the motor shaft?</text:span></text:p>
        </text:list-item>
        <text:list-item>
          <text:p text:style-name="P48"><text:span text:style-name="T14">Is the X</text:span> belt <text:span text:style-name="T14">free from </text:span>rub<text:span text:style-name="T14">bing</text:span> <text:span text:style-name="T5">on</text:span> the <text:span text:style-name="T5">x</text:span>-idler by the bearings?</text:p>
        </text:list-item>
        <text:list-item>
          <text:p text:style-name="P49">Is the X belt tight<text:span text:style-name="T16">ened to spec</text:span>?</text:p>
        </text:list-item>
        <text:list-item>
          <text:p text:style-name="P46">Does the X axis move freely end to end?</text:p>
        </text:list-item>
        <text:list-item>
          <text:p text:style-name="P51">Are the wires and zip ties behind the carriage free from touching the case wall?</text:p>
        </text:list-item>
      </text:list>
      <text:p text:style-name="P20"/>
      <text:p text:style-name="P16"/>
      <text:p text:style-name="P16"/>
      <text:p text:style-name="P16"><text:soft-page-break/></text:p>
      <text:p text:style-name="P16">Z Axis:</text:p>
      <text:list xml:id="list140734856899043" text:continue-numbering="true" text:style-name="WW8Num1">
        <text:list-item>
          <text:p text:style-name="P52">Are the Z belts tensioned within <text:span text:style-name="T19">s</text:span>pec?</text:p>
        </text:list-item>
        <text:list-item>
          <text:p text:style-name="P52">Are the <text:span text:style-name="T14">compression bushing set according to the instructions in the OHAI?</text:span></text:p>
        </text:list-item>
        <text:list-item>
          <text:p text:style-name="P52">Are the belts aligned, and do they not rub?</text:p>
        </text:list-item>
        <text:list-item>
          <text:p text:style-name="P43">Are the belt <text:span text:style-name="T19">ends</text:span> secured in the tensioning collar, <text:span text:style-name="T16">with no</text:span> interference with the axis travel?</text:p>
        </text:list-item>
        <text:list-item>
          <text:p text:style-name="P44">Are the Z-Belt tension collars pushed <text:span text:style-name="T20">flush</text:span> to the printed part?</text:p>
        </text:list-item>
        <text:list-item>
          <text:p text:style-name="P53">Are the pulley set screws tight?</text:p>
          <text:p text:style-name="P50"/>
        </text:list-item>
      </text:list>
      <text:p text:style-name="P2"/>
      <text:p text:style-name="P16">Electronics:</text:p>
      <text:list xml:id="list140734055298065" text:continue-numbering="true" text:style-name="WW8Num1">
        <text:list-item>
          <text:p text:style-name="P39">Are all connections to the <text:span text:style-name="T10">Einsy</text:span> plugged in correctly?</text:p>
        </text:list-item>
        <text:list-item>
          <text:p text:style-name="P39">Are all cables free from contacting any moving parts?</text:p>
        </text:list-item>
        <text:list-item>
          <text:p text:style-name="P52">Has the protective plastic been removed <text:span text:style-name="T18">from</text:span> the LCD?</text:p>
        </text:list-item>
        <text:list-item>
          <text:p text:style-name="P52">Has the protective cover been removed from the clear polycarb<text:span text:style-name="T18">onate</text:span> LCD cover?</text:p>
        </text:list-item>
        <text:list-item>
          <text:p text:style-name="P42">Does the LCD not move up or down or side to side? </text:p>
        </text:list-item>
        <text:list-item>
          <text:p text:style-name="P42">Did the printer pass Hi-Pot Testing?</text:p>
        </text:list-item>
      </text:list>
      <text:p text:style-name="P22"/>
      <text:p text:style-name="P32">Test and Verification Results:</text:p>
      <text:list xml:id="list140734712850770" text:continue-numbering="true" text:style-name="WW8Num1">
        <text:list-item>
          <text:p text:style-name="P52">Verify LCD functions normally.</text:p>
        </text:list-item>
        <text:list-item>
          <text:p text:style-name="P52">Belts aligned on bearings and properly tensioned.</text:p>
        </text:list-item>
        <text:list-item>
          <text:p text:style-name="P41">Verify case fan is running.</text:p>
        </text:list-item>
        <text:list-item>
          <text:p text:style-name="P39"><text:span text:style-name="T22">Syringe Pump</text:span> control verified.</text:p>
        </text:list-item>
        <text:list-item>
          <text:p text:style-name="P52">Verify machine can be auto-homed <text:span text:style-name="T12">5x without issues.</text:span></text:p>
        </text:list-item>
        <text:list-item>
          <text:p text:style-name="P54">Verify that both carriages touch the <text:span text:style-name="T14">Z-</text:span>motor mounts <text:span text:style-name="T23">during the start up leveling routine.</text:span></text:p>
        </text:list-item>
        <text:list-item>
          <text:p text:style-name="P57">X,Y, Z motion smooth over range and speeds. </text:p>
        </text:list-item>
        <text:list-item>
          <text:p text:style-name="P55"><text:span text:style-name="T11">Threadlocker</text:span> applied to all pulley set screws.</text:p>
        </text:list-item>
        <text:list-item>
          <text:p text:style-name="P58">Re-check all belt tensions.</text:p>
        </text:list-item>
        <text:list-item>
          <text:p text:style-name="P35"><text:span text:style-name="T22">Syringe Pump</text:span> moved to shipping position.</text:p>
        </text:list-item>
      </text:list>
      <text:p text:style-name="P2"/>
      <text:p text:style-name="P36"/>
      <text:p text:style-name="P23"/>
      <text:p text:style-name="P23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3402in" svg:y="-0.3335in" svg:width="1.0992in" svg:height="1.1409in" draw:z-index="3"><draw:image xlink:href="Pictures/1001064B00002637000027A39C8782A6F63EAF7F.svg" xlink:type="simple" xlink:show="embed" xlink:actuate="onLoad" loext:mime-type="image/svg+xml"/><draw:image xlink:href="Pictures/10000201000001720000017F03D645992BF3225C.png" xlink:type="simple" xlink:show="embed" xlink:actuate="onLoad" loext:mime-type="image/png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19AC2443D64D2644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5H26M35S</meta:editing-duration>
    <meta:editing-cycles>23</meta:editing-cycles>
    <meta:generator>LibreOffice/6.1.5.2$Linux_X86_64 LibreOffice_project/10$Build-2</meta:generator>
    <dc:date>2019-10-09T14:07:33.164472288</dc:date>
    <meta:print-date>2018-03-28T10:04:40.764625815</meta:print-date>
    <meta:document-statistic meta:table-count="1" meta:image-count="2" meta:object-count="0" meta:page-count="2" meta:paragraph-count="81" meta:word-count="494" meta:character-count="2784" meta:non-whitespace-character-count="2160"/>
  </office:meta>
</office:document-meta>
</file>